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8">
      <style:table-cell-properties fo:background-color="#666666" fo:border="none"/>
    </style:style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8">
      <style:table-cell-properties fo:background-color="#ffff99" fo:border="none"/>
    </style:style>
    <style:style style:name="ce28" style:family="table-cell" style:parent-style-name="Default" style:data-style-name="N108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 style:data-style-name="N108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8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08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,400</text:p>
          </table:table-cell>
          <table:table-cell table:style-name="ce29" office:value-type="float" office:value="0.375" calcext:value-type="float">
            <text:p>0,375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,700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,675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" calcext:value-type="float">
            <text:p>0,200</text:p>
          </table:table-cell>
          <table:table-cell table:style-name="ce42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,65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,625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425" calcext:value-type="float">
            <text:p>0,425</text:p>
          </table:table-cell>
          <table:table-cell table:style-name="ce33" office:value-type="float" office:value="0.425" calcext:value-type="float">
            <text:p>0,425</text:p>
          </table:table-cell>
          <table:table-cell table:style-name="ce4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,700</text:p>
          </table:table-cell>
          <table:table-cell table:style-name="ce13" office:value-type="float" office:value="0.45" calcext:value-type="float">
            <text:p>0,450</text:p>
          </table:table-cell>
          <table:table-cell table:style-name="ce13" office:value-type="float" office:value="0.35" calcext:value-type="float">
            <text:p>0,350</text:p>
          </table:table-cell>
          <table:table-cell table:style-name="ce34" office:value-type="float" office:value="0.4" calcext:value-type="float">
            <text:p>0,400</text:p>
          </table:table-cell>
          <table:table-cell table:style-name="ce4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formula="of:=[$Sheet1.$F$53]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formula="of:=[$Sheet1.$F$54]" office:value-type="float" office:value="3000" calcext:value-type="float">
            <text:p>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formula="of:=[$Sheet1.$F$55]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formula="of:=[$Sheet1.$F$56]" office:value-type="float" office:value="714.043908161551" calcext:value-type="float">
            <text:p>714,04390816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formula="of:=[$Sheet1.$F$57]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formula="of:=[$Sheet1.$F$58]" office:value-type="float" office:value="38000" calcext:value-type="float">
            <text:p>3800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formula="of:=[$Sheet1.$F$59]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8.9" calcext:value-type="float">
            <text:p>8,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,30</text:p>
          </table:table-cell>
          <table:table-cell table:style-name="ce22" office:value-type="float" office:value="0.45" calcext:value-type="float">
            <text:p>0,45</text:p>
          </table:table-cell>
          <table:table-cell table:style-name="ce3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,40</text:p>
          </table:table-cell>
          <table:table-cell table:style-name="ce22" office:value-type="float" office:value="0.6" calcext:value-type="float">
            <text:p>0,60</text:p>
          </table:table-cell>
          <table:table-cell table:style-name="ce37" office:value-type="float" office:value="0.6" calcext:value-type="float">
            <text:p>0,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,80</text:p>
          </table:table-cell>
          <table:table-cell table:style-name="ce22" office:value-type="float" office:value="1.2" calcext:value-type="float">
            <text:p>1,20</text:p>
          </table:table-cell>
          <table:table-cell table:style-name="ce37" office:value-type="float" office:value="1.2" calcext:value-type="float">
            <text:p>1,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,50</text:p>
          </table:table-cell>
          <table:table-cell table:style-name="ce23" office:value-type="float" office:value="0.75" calcext:value-type="float">
            <text:p>0,75</text:p>
          </table:table-cell>
          <table:table-cell table:style-name="ce38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office:value-type="string" calcext:value-type="string">
            <text:p>production</text:p>
          </table:table-cell>
          <table:table-cell table:style-name="ce30" table:number-columns-repeated="2"/>
          <table:table-cell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formula="of:=SUM([.B53:.B59])" office:value-type="float" office:value="25000" calcext:value-type="float">
            <text:p>25000</text:p>
          </table:table-cell>
          <table:table-cell table:style-name="ce32" table:number-columns-repeated="2"/>
          <table:table-cell/>
        </table:table-row>
        <table:table-row table:style-name="ro2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formula="of:=SUM([.D53:.D59])" office:value-type="float" office:value="28000" calcext:value-type="float">
            <text:p>2800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office:value-type="string" calcext:value-type="string">
            <text:p>machine hours</text:p>
          </table:table-cell>
        </table:table-row>
        <table:table-row table:style-name="ro2">
          <table:table-cell office:value-type="string" calcext:value-type="string">
            <text:p>Ambro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6250" calcext:value-type="float">
            <text:p>625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3:.E53];[.B5:.E5])" office:value-type="float" office:value="2500" calcext:value-type="float">
            <text:p>2500</text:p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,71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4:.E54];[.B6:.E6]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1" calcext:value-type="float">
            <text:p>3703,70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5:.E55];[.B7:.E7])" office:value-type="float" office:value="2500" calcext:value-type="float">
            <text:p>2500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2040.12545189014" calcext:value-type="float">
            <text:p>2040,125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6:.E56];[.B8:.E8])" office:value-type="float" office:value="714.043908161551" calcext:value-type="float">
            <text:p>714,0439081616</text:p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4" calcext:value-type="float">
            <text:p>3846,15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7:.E57];[.B9:.E9])" office:value-type="float" office:value="2500" calcext:value-type="float">
            <text:p>2500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1" office:value-type="float" office:value="19750" calcext:value-type="float">
            <text:p>19750,000</text:p>
          </table:table-cell>
          <table:table-cell table:style-name="ce31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  <table:table-cell table:formula="of:=SUMPRODUCT([.B58:.E58];[.B10:.E10])" office:value-type="float" office:value="38000" calcext:value-type="float">
            <text:p>3800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  <table:table-cell table:formula="of:=SUMPRODUCT([.B59:.E59];[.B11:.E11])" office:value-type="float" office:value="2500" calcext:value-type="float">
            <text:p>2500</text:p>
          </table:table-cell>
        </table:table-row>
        <table:table-row table:style-name="ro2">
          <table:table-cell table:style-name="Default" table:number-columns-repeated="2"/>
          <table:table-cell table:formula="of:=SUM([.C53:.C59])-[.C58]" office:value-type="float" office:value="6250" calcext:value-type="float">
            <text:p>6250</text:p>
          </table:table-cell>
          <table:table-cell table:formula="of:=SUM([.D53:.D59])-[.D58]" office:value-type="float" office:value="9182.98259474729" calcext:value-type="float">
            <text:p>9182,9825947473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/>
        </table:table-row>
        <table:table-row table:style-name="ro2">
          <table:table-cell table:style-name="ce8" office:value-type="string" calcext:value-type="string">
            <text:p>total cost</text:p>
          </table:table-cell>
          <table:table-cell table:formula="of:=SUMPRODUCT([.B53:.E59];[.B35:.E41]+[.B25:.E31])" office:value-type="float" office:value="1382544.33431492" calcext:value-type="float">
            <text:p>1382544,33431492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8" table:number-columns-repeated="4"/>
          <table:table-cell table:style-name="ce9"/>
          <table:table-cell/>
        </table:table-row>
        <table:table-row table:style-name="ro1" table:number-rows-repeated="15">
          <table:table-cell table:style-name="ce9"/>
          <table:table-cell/>
          <table:table-cell table:style-name="ce9" table:number-columns-repeated="3"/>
          <table:table-cell/>
        </table:table-row>
        <table:table-row table:style-name="ro1">
          <table:table-cell table:style-name="ce9"/>
          <table:table-cell/>
          <table:table-cell table:style-name="ce9" table:number-columns-repeated="3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20:30:29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1T22:32:30.240000000</dc:date>
    <meta:editing-duration>P1DT6H24M26S</meta:editing-duration>
    <meta:editing-cycles>6</meta:editing-cycles>
    <meta:generator>LibreOffice/4.4.5.2$Windows_x86 LibreOffice_project/a22f674fd25a3b6f45bdebf25400ed2adff0ff99</meta:generator>
    <meta:document-statistic meta:table-count="3" meta:cell-count="211" meta:object-count="0"/>
  </office:meta>
</office:document-meta>
</file>